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5-11-04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5-07-22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5-04-2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5-01-2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4-10-28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659792" calcext:value-type="float">
            <text:p>304.6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4-04-06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3-06-1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3-06-1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7192" calcext:value-type="float">
            <text:p>-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3-04-25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308" calcext:value-type="float">
            <text:p>-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2-05-0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272" calcext:value-type="float">
            <text:p>-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2-03-08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2-03-0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7896" calcext:value-type="float">
            <text:p>-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2-02-16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2-01-2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6984" calcext:value-type="float">
            <text:p>-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1-11-0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6768" calcext:value-type="float">
            <text:p>-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1-08-0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1-05-1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1-05-0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6664" calcext:value-type="float">
            <text:p>-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0-11-04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5752" calcext:value-type="float">
            <text:p>-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0-08-1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1512" calcext:value-type="float">
            <text:p>-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0-05-0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0-02-0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6064" calcext:value-type="float">
            <text:p>-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9-10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8216" calcext:value-type="float">
            <text:p>-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9-08-1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1152" calcext:value-type="float">
            <text:p>-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9-05-01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9-02-2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66" calcext:value-type="float">
            <text:p>-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9-01-29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804" calcext:value-type="float">
            <text:p>-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8-11-0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4784" calcext:value-type="float">
            <text:p>-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8-01-30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0232" calcext:value-type="float">
            <text:p>-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7-10-2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6224" calcext:value-type="float">
            <text:p>-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7-07-2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8352" calcext:value-type="float">
            <text:p>-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7-05-1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1776" calcext:value-type="float">
            <text:p>-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7-02-0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1776" calcext:value-type="float">
            <text:p>-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6-11-0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568" calcext:value-type="float">
            <text:p>-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6-08-23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3112" calcext:value-type="float">
            <text:p>-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6-05-11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7016" calcext:value-type="float">
            <text:p>-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6-02-1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856" calcext:value-type="float">
            <text:p>-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5-12-0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7016" calcext:value-type="float">
            <text:p>-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5-11-0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7016" calcext:value-type="float">
            <text:p>-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5-08-12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4448" calcext:value-type="float">
            <text:p>-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5-05-0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9208" calcext:value-type="float">
            <text:p>-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5-02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5784" calcext:value-type="float">
            <text:p>-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4-11-1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3216" calcext:value-type="float">
            <text:p>-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4-08-14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332" calcext:value-type="float">
            <text:p>-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4-05-01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3488" calcext:value-type="float">
            <text:p>-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4-02-1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8248" calcext:value-type="float">
            <text:p>-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3-10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9" calcext:value-type="float">
            <text:p>-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3-08-0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1984" calcext:value-type="float">
            <text:p>-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3-04-3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5784" calcext:value-type="float">
            <text:p>-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3-01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3904" calcext:value-type="float">
            <text:p>-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2-11-0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476" calcext:value-type="float">
            <text:p>-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2-09-1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9584" calcext:value-type="float">
            <text:p>-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2-08-0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8248" calcext:value-type="float">
            <text:p>-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2-05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044" calcext:value-type="float">
            <text:p>-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2-02-01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4448" calcext:value-type="float">
            <text:p>-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1-10-31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9688" calcext:value-type="float">
            <text:p>-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1-08-01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8352" calcext:value-type="float">
            <text:p>-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1-05-0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9896" calcext:value-type="float">
            <text:p>-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1-02-0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8456" calcext:value-type="float">
            <text:p>-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0-11-03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9792" calcext:value-type="float">
            <text:p>-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0-09-2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9208" calcext:value-type="float">
            <text:p>-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0-08-04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1336" calcext:value-type="float">
            <text:p>-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0-06-15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98976" calcext:value-type="float">
            <text:p>-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0-02-0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3528" calcext:value-type="float">
            <text:p>-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9-11-0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4304" calcext:value-type="float">
            <text:p>-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9-08-0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9-05-0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78224" calcext:value-type="float">
            <text:p>-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9-02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0208" calcext:value-type="float">
            <text:p>-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8-11-0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62" calcext:value-type="float">
            <text:p>-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8-08-0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956" calcext:value-type="float">
            <text:p>-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8-05-0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624" calcext:value-type="float">
            <text:p>-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8-01-3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7764" calcext:value-type="float">
            <text:p>-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7-11-0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8328" calcext:value-type="float">
            <text:p>-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7-08-14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0624" calcext:value-type="float">
            <text:p>-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7-05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196" calcext:value-type="float">
            <text:p>-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7-02-2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2064" calcext:value-type="float">
            <text:p>-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6-10-3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1208" calcext:value-type="float">
            <text:p>-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6-08-1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8536" calcext:value-type="float">
            <text:p>-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6-05-24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9496" calcext:value-type="float">
            <text:p>-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6-02-07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0812" calcext:value-type="float">
            <text:p>-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5-11-01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58" calcext:value-type="float">
            <text:p>-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5-08-10 0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96" calcext:value-type="float">
            <text:p>-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5-05-2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8" calcext:value-type="float">
            <text:p>-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4-05-04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0184" calcext:value-type="float">
            <text:p>-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4-02-19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7616" calcext:value-type="float">
            <text:p>-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3712" calcext:value-type="float">
            <text:p>-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3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1896" calcext:value-type="float">
            <text:p>-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7072" calcext:value-type="float">
            <text:p>-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0704" calcext:value-type="float">
            <text:p>-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0976" calcext:value-type="float">
            <text:p>-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2-05-08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7384" calcext:value-type="float">
            <text:p>-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7384" calcext:value-type="float">
            <text:p>-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4712" calcext:value-type="float">
            <text:p>-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1-05-03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3272" calcext:value-type="float">
            <text:p>-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6632" calcext:value-type="float">
            <text:p>-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6552" calcext:value-type="float">
            <text:p>-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9472" calcext:value-type="float">
            <text:p>-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4232" calcext:value-type="float">
            <text:p>-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3" calcext:value-type="float">
            <text:p>-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99-04-1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204" calcext:value-type="float">
            <text:p>-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9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448" calcext:value-type="float">
            <text:p>-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9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0368" calcext:value-type="float">
            <text:p>-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9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688" calcext:value-type="float">
            <text:p>-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9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9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1328" calcext:value-type="float">
            <text:p>-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7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74" calcext:value-type="float">
            <text:p>-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8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7128" calcext:value-type="float">
            <text:p>-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9424" calcext:value-type="float">
            <text:p>-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7336" calcext:value-type="float">
            <text:p>-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7336" calcext:value-type="float">
            <text:p>-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7336" calcext:value-type="float">
            <text:p>-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2576" calcext:value-type="float">
            <text:p>-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288" calcext:value-type="float">
            <text:p>-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7336" calcext:value-type="float">
            <text:p>-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1032" calcext:value-type="float">
            <text:p>-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1408" calcext:value-type="float">
            <text:p>-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1408" calcext:value-type="float">
            <text:p>-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1408" calcext:value-type="float">
            <text:p>-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504" calcext:value-type="float">
            <text:p>-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504" calcext:value-type="float">
            <text:p>-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504" calcext:value-type="float">
            <text:p>-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504" calcext:value-type="float">
            <text:p>-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0552" calcext:value-type="float">
            <text:p>-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0552" calcext:value-type="float">
            <text:p>-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648" calcext:value-type="float">
            <text:p>-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648" calcext:value-type="float">
            <text:p>-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648" calcext:value-type="float">
            <text:p>-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648" calcext:value-type="float">
            <text:p>-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648" calcext:value-type="float">
            <text:p>-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648" calcext:value-type="float">
            <text:p>-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2744" calcext:value-type="float">
            <text:p>-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648" calcext:value-type="float">
            <text:p>-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2744" calcext:value-type="float">
            <text:p>-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5792" calcext:value-type="float">
            <text:p>-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5792" calcext:value-type="float">
            <text:p>-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884" calcext:value-type="float">
            <text:p>-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884" calcext:value-type="float">
            <text:p>-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1888" calcext:value-type="float">
            <text:p>-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884" calcext:value-type="float">
            <text:p>-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884" calcext:value-type="float">
            <text:p>-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1032" calcext:value-type="float">
            <text:p>-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1032" calcext:value-type="float">
            <text:p>-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1032" calcext:value-type="float">
            <text:p>-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408" calcext:value-type="float">
            <text:p>-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7128" calcext:value-type="float">
            <text:p>-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7128" calcext:value-type="float">
            <text:p>-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288" calcext:value-type="float">
            <text:p>-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9528" calcext:value-type="float">
            <text:p>-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2576" calcext:value-type="float">
            <text:p>-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172" calcext:value-type="float">
            <text:p>-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4768" calcext:value-type="float">
            <text:p>-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4768" calcext:value-type="float">
            <text:p>-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4768" calcext:value-type="float">
            <text:p>-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172" calcext:value-type="float">
            <text:p>-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7816" calcext:value-type="float">
            <text:p>-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0864" calcext:value-type="float">
            <text:p>-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3912" calcext:value-type="float">
            <text:p>-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0008" calcext:value-type="float">
            <text:p>-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3056" calcext:value-type="float">
            <text:p>-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3056" calcext:value-type="float">
            <text:p>-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22" calcext:value-type="float">
            <text:p>-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5248" calcext:value-type="float">
            <text:p>-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8296" calcext:value-type="float">
            <text:p>-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8296" calcext:value-type="float">
            <text:p>-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8296" calcext:value-type="float">
            <text:p>-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1344" calcext:value-type="float">
            <text:p>-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4392" calcext:value-type="float">
            <text:p>-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4392" calcext:value-type="float">
            <text:p>-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7816" calcext:value-type="float">
            <text:p>-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0864" calcext:value-type="float">
            <text:p>-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288" calcext:value-type="float">
            <text:p>-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9528" calcext:value-type="float">
            <text:p>-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9528" calcext:value-type="float">
            <text:p>-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4768" calcext:value-type="float">
            <text:p>-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4768" calcext:value-type="float">
            <text:p>-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7816" calcext:value-type="float">
            <text:p>-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0864" calcext:value-type="float">
            <text:p>-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696" calcext:value-type="float">
            <text:p>-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0008" calcext:value-type="float">
            <text:p>-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696" calcext:value-type="float">
            <text:p>-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3056" calcext:value-type="float">
            <text:p>-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3056" calcext:value-type="float">
            <text:p>-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5248" calcext:value-type="float">
            <text:p>-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8296" calcext:value-type="float">
            <text:p>-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0488" calcext:value-type="float">
            <text:p>-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7336" calcext:value-type="float">
            <text:p>-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9424" calcext:value-type="float">
            <text:p>-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9424" calcext:value-type="float">
            <text:p>-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9424" calcext:value-type="float">
            <text:p>-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9424" calcext:value-type="float">
            <text:p>-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408" calcext:value-type="float">
            <text:p>-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408" calcext:value-type="float">
            <text:p>-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648" calcext:value-type="float">
            <text:p>-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5312" calcext:value-type="float">
            <text:p>-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1408" calcext:value-type="float">
            <text:p>-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5312" calcext:value-type="float">
            <text:p>-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1408" calcext:value-type="float">
            <text:p>-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1408" calcext:value-type="float">
            <text:p>-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1408" calcext:value-type="float">
            <text:p>-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1408" calcext:value-type="float">
            <text:p>-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0552" calcext:value-type="float">
            <text:p>-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0552" calcext:value-type="float">
            <text:p>-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504" calcext:value-type="float">
            <text:p>-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504" calcext:value-type="float">
            <text:p>-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1408" calcext:value-type="float">
            <text:p>-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5312" calcext:value-type="float">
            <text:p>-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7024" calcext:value-type="float">
            <text:p>-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7024" calcext:value-type="float">
            <text:p>-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5312" calcext:value-type="float">
            <text:p>-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5312" calcext:value-type="float">
            <text:p>-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2264" calcext:value-type="float">
            <text:p>-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2264" calcext:value-type="float">
            <text:p>-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2264" calcext:value-type="float">
            <text:p>-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7024" calcext:value-type="float">
            <text:p>-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7024" calcext:value-type="float">
            <text:p>-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3976" calcext:value-type="float">
            <text:p>-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1784" calcext:value-type="float">
            <text:p>-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9592" calcext:value-type="float">
            <text:p>-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3496" calcext:value-type="float">
            <text:p>-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3496" calcext:value-type="float">
            <text:p>-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3496" calcext:value-type="float">
            <text:p>-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3496" calcext:value-type="float">
            <text:p>-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3496" calcext:value-type="float">
            <text:p>-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3496" calcext:value-type="float">
            <text:p>-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3496" calcext:value-type="float">
            <text:p>-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0448" calcext:value-type="float">
            <text:p>-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74" calcext:value-type="float">
            <text:p>-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74" calcext:value-type="float">
            <text:p>-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74" calcext:value-type="float">
            <text:p>-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1304" calcext:value-type="float">
            <text:p>-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1304" calcext:value-type="float">
            <text:p>-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5208" calcext:value-type="float">
            <text:p>-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9112" calcext:value-type="float">
            <text:p>-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6064" calcext:value-type="float">
            <text:p>-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3016" calcext:value-type="float">
            <text:p>-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3016" calcext:value-type="float">
            <text:p>-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6064" calcext:value-type="float">
            <text:p>-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6064" calcext:value-type="float">
            <text:p>-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3016" calcext:value-type="float">
            <text:p>-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6064" calcext:value-type="float">
            <text:p>-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6064" calcext:value-type="float">
            <text:p>-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3016" calcext:value-type="float">
            <text:p>-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9968" calcext:value-type="float">
            <text:p>-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9968" calcext:value-type="float">
            <text:p>-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3872" calcext:value-type="float">
            <text:p>-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3872" calcext:value-type="float">
            <text:p>-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9592" calcext:value-type="float">
            <text:p>-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9592" calcext:value-type="float">
            <text:p>-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3496" calcext:value-type="float">
            <text:p>-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0448" calcext:value-type="float">
            <text:p>-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74" calcext:value-type="float">
            <text:p>-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1304" calcext:value-type="float">
            <text:p>-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216" calcext:value-type="float">
            <text:p>-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9112" calcext:value-type="float">
            <text:p>-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9112" calcext:value-type="float">
            <text:p>-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6064" calcext:value-type="float">
            <text:p>-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3016" calcext:value-type="float">
            <text:p>-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9968" calcext:value-type="float">
            <text:p>-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9968" calcext:value-type="float">
            <text:p>-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3872" calcext:value-type="float">
            <text:p>-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9968" calcext:value-type="float">
            <text:p>-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9968" calcext:value-type="float">
            <text:p>-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3872" calcext:value-type="float">
            <text:p>-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0824" calcext:value-type="float">
            <text:p>-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7776" calcext:value-type="float">
            <text:p>-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4728" calcext:value-type="float">
            <text:p>-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4728" calcext:value-type="float">
            <text:p>-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4728" calcext:value-type="float">
            <text:p>-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168" calcext:value-type="float">
            <text:p>-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8632" calcext:value-type="float">
            <text:p>-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644" calcext:value-type="float">
            <text:p>-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644" calcext:value-type="float">
            <text:p>-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9488" calcext:value-type="float">
            <text:p>-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5584" calcext:value-type="float">
            <text:p>-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8632" calcext:value-type="float">
            <text:p>-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8632" calcext:value-type="float">
            <text:p>-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8632" calcext:value-type="float">
            <text:p>-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8632" calcext:value-type="float">
            <text:p>-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8632" calcext:value-type="float">
            <text:p>-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5584" calcext:value-type="float">
            <text:p>-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5584" calcext:value-type="float">
            <text:p>-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5584" calcext:value-type="float">
            <text:p>-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5584" calcext:value-type="float">
            <text:p>-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5584" calcext:value-type="float">
            <text:p>-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5584" calcext:value-type="float">
            <text:p>-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5584" calcext:value-type="float">
            <text:p>-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5584" calcext:value-type="float">
            <text:p>-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5584" calcext:value-type="float">
            <text:p>-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5584" calcext:value-type="float">
            <text:p>-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8632" calcext:value-type="float">
            <text:p>-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168" calcext:value-type="float">
            <text:p>-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7776" calcext:value-type="float">
            <text:p>-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0824" calcext:value-type="float">
            <text:p>-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3872" calcext:value-type="float">
            <text:p>-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9968" calcext:value-type="float">
            <text:p>-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9112" calcext:value-type="float">
            <text:p>-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74" calcext:value-type="float">
            <text:p>-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0448" calcext:value-type="float">
            <text:p>-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3496" calcext:value-type="float">
            <text:p>-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3496" calcext:value-type="float">
            <text:p>-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0448" calcext:value-type="float">
            <text:p>-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74" calcext:value-type="float">
            <text:p>-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4352" calcext:value-type="float">
            <text:p>-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6064" calcext:value-type="float">
            <text:p>-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8152" calcext:value-type="float">
            <text:p>-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8152" calcext:value-type="float">
            <text:p>-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8152" calcext:value-type="float">
            <text:p>-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8152" calcext:value-type="float">
            <text:p>-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8152" calcext:value-type="float">
            <text:p>-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8152" calcext:value-type="float">
            <text:p>-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7104" calcext:value-type="float">
            <text:p>-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1656" calcext:value-type="float">
            <text:p>-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8608" calcext:value-type="float">
            <text:p>-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2512" calcext:value-type="float">
            <text:p>-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6416" calcext:value-type="float">
            <text:p>-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7272" calcext:value-type="float">
            <text:p>-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1176" calcext:value-type="float">
            <text:p>-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1656" calcext:value-type="float">
            <text:p>-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1072" calcext:value-type="float">
            <text:p>-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2304" calcext:value-type="float">
            <text:p>-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0112" calcext:value-type="float">
            <text:p>-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6208" calcext:value-type="float">
            <text:p>-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6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6208" calcext:value-type="float">
            <text:p>-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9256" calcext:value-type="float">
            <text:p>-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288" calcext:value-type="float">
            <text:p>-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8296" calcext:value-type="float">
            <text:p>-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6104" calcext:value-type="float">
            <text:p>-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5248" calcext:value-type="float">
            <text:p>-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22" calcext:value-type="float">
            <text:p>-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8776" calcext:value-type="float">
            <text:p>-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5728" calcext:value-type="float">
            <text:p>-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1344" calcext:value-type="float">
            <text:p>-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8672" calcext:value-type="float">
            <text:p>-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8672" calcext:value-type="float">
            <text:p>-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8672" calcext:value-type="float">
            <text:p>-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172" calcext:value-type="float">
            <text:p>-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2576" calcext:value-type="float">
            <text:p>-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2576" calcext:value-type="float">
            <text:p>-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7336" calcext:value-type="float">
            <text:p>-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288" calcext:value-type="float">
            <text:p>-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2576" calcext:value-type="float">
            <text:p>-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22" calcext:value-type="float">
            <text:p>-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6104" calcext:value-type="float">
            <text:p>-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6104" calcext:value-type="float">
            <text:p>-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5248" calcext:value-type="float">
            <text:p>-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6584" calcext:value-type="float">
            <text:p>-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9632" calcext:value-type="float">
            <text:p>-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9632" calcext:value-type="float">
            <text:p>-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268" calcext:value-type="float">
            <text:p>-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4768" calcext:value-type="float">
            <text:p>-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288" calcext:value-type="float">
            <text:p>-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7336" calcext:value-type="float">
            <text:p>-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7336" calcext:value-type="float">
            <text:p>-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9424" calcext:value-type="float">
            <text:p>-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7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4232" calcext:value-type="float">
            <text:p>-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546" meta:object-count="0"/>
    <meta:user-defined meta:name="AppVersion">3.0</meta:user-defined>
  </office:meta>
</office:document-meta>
</file>